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1e7fb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dc62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2479f4" officeooo:paragraph-rsid="002479f4" style:font-weight-asian="normal"/>
    </style:style>
    <style:style style:name="P6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479f4"/>
    </style:style>
    <style:style style:name="P7" style:family="paragraph" style:parent-style-name="Texto_20_tabela">
      <style:paragraph-properties fo:text-align="center" style:justify-single-word="false" style:snap-to-layout-grid="false"/>
    </style:style>
    <style:style style:name="P8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9" style:family="paragraph" style:parent-style-name="Texto_20_tabela">
      <style:paragraph-properties fo:text-align="center" style:justify-single-word="false" style:snap-to-layout-grid="false"/>
      <style:text-properties officeooo:rsid="001fdc62" officeooo:paragraph-rsid="001e7fb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259d91" officeooo:paragraph-rsid="00259d91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4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1.499cm" fo:margin-right="0cm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fo:font-size="10pt" style:font-size-asian="10pt" style:language-asian="pt" style:country-asian="BR" style:font-size-complex="10pt" fo:hyphenate="true" fo:hyphenation-remain-char-count="2" fo:hyphenation-push-char-count="2"/>
    </style:style>
    <style:style style:name="P16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rsid="001e7fbe" officeooo:paragraph-rsid="002479f4" style:font-weight-asian="normal" style:font-weight-complex="normal"/>
    </style:style>
    <style:style style:name="P17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</style:style>
    <style:style style:name="P18" style:family="paragraph" style:parent-style-name="Heading_20_1">
      <style:paragraph-properties fo:margin-left="0.762cm" fo:margin-right="0cm" fo:text-indent="-0.762cm" style:auto-text-indent="false"/>
      <style:text-properties officeooo:paragraph-rsid="001e7fbe"/>
    </style:style>
    <style:style style:name="P1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1fdc62" style:font-weight-asian="normal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2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fdc62" officeooo:paragraph-rsid="001e7fbe"/>
    </style:style>
    <style:style style:name="P23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259d91" officeooo:paragraph-rsid="00259d91"/>
    </style:style>
    <style:style style:name="P24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e7fbe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0c23" style:font-weight-asian="bold" style:font-weight-complex="bold"/>
    </style:style>
    <style:style style:name="T3" style:family="text">
      <style:text-properties fo:font-weight="bold" officeooo:rsid="001d3629" style:font-weight-asian="bold" style:font-weight-complex="bold"/>
    </style:style>
    <style:style style:name="T4" style:family="text">
      <style:text-properties fo:font-weight="bold" style:font-name-asian="Arial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officeooo:rsid="001e7fbe" style:font-weight-asian="normal"/>
    </style:style>
    <style:style style:name="T7" style:family="text">
      <style:text-properties fo:font-weight="normal" officeooo:rsid="002479f4" style:font-weight-asian="normal"/>
    </style:style>
    <style:style style:name="T8" style:family="text">
      <style:text-properties fo:font-weight="normal" style:font-name-asian="Arial" style:font-weight-asian="normal"/>
    </style:style>
    <style:style style:name="T9" style:family="text">
      <style:text-properties fo:font-weight="normal" officeooo:rsid="001c0c23" style:font-name-asian="Arial" style:font-weight-asian="normal"/>
    </style:style>
    <style:style style:name="T10" style:family="text">
      <style:text-properties style:font-name-asian="Arial"/>
    </style:style>
    <style:style style:name="T11" style:family="text">
      <style:text-properties officeooo:rsid="0016d7d2" style:font-name-asian="Arial"/>
    </style:style>
    <style:style style:name="T12" style:family="text">
      <style:text-properties officeooo:rsid="001c0c23" style:font-name-asian="Arial"/>
    </style:style>
    <style:style style:name="T13" style:family="text">
      <style:text-properties officeooo:rsid="001d3629" style:font-name-asian="Arial"/>
    </style:style>
    <style:style style:name="T14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c0c23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d3629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6" style:family="text">
      <style:text-properties style:font-name="Arial" fo:font-size="15pt" fo:font-style="normal" fo:font-weight="normal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7" style:family="text">
      <style:text-properties style:font-name="Arial" fo:font-size="15pt" fo:font-style="normal" fo:font-weight="normal" officeooo:rsid="001d4ec7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8" style:family="text">
      <style:text-properties style:font-name="Arial" fo:font-size="15pt" fo:font-style="normal" fo:font-weight="normal" officeooo:rsid="002707bf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9" style:family="text">
      <style:text-properties officeooo:rsid="0016d7d2"/>
    </style:style>
    <style:style style:name="T20" style:family="text">
      <style:text-properties officeooo:rsid="0023f3e5"/>
    </style:style>
    <style:style style:name="T21" style:family="text">
      <style:text-properties officeooo:rsid="00209711"/>
    </style:style>
    <style:style style:name="T22" style:family="text">
      <style:text-properties officeooo:rsid="002484e5"/>
    </style:style>
    <style:style style:name="T23" style:family="text">
      <style:text-properties officeooo:rsid="00259d9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Fonte_20_parág._20_padrão"><text:span text:style-name="T10">Gestão </text:span></text:span><text:span text:style-name="Fonte_20_parág._20_padrão"><text:span text:style-name="T11">de Pessoas – GP</text:span></text:span></text:p>
      <text:p text:style-name="P12"/>
      <text:p text:style-name="P13">Documento de Especificação de Caso de Uso</text:p>
      <text:p text:style-name="P13"/>
      <text:p text:style-name="P11"><text:span text:style-name="Fonte_20_parág._20_padrão"><text:span text:style-name="T16">UC</text:span></text:span><text:span text:style-name="Fonte_20_parág._20_padrão"><text:span text:style-name="T17">1</text:span></text:span><text:span text:style-name="Fonte_20_parág._20_padrão"><text:span text:style-name="T18">6</text:span></text:span><text:span text:style-name="Fonte_20_parág._20_padrão"><text:span text:style-name="T16"> – </text:span></text:span><text:span text:style-name="Fonte_20_parág._20_padrão"><text:span text:style-name="T14">Emitir </text:span></text:span><text:span text:style-name="Fonte_20_parág._20_padrão"><text:span text:style-name="T15">Declaração</text:span></text:span><text:span text:style-name="Fonte_20_parág._20_padrão"><text:span text:style-name="T14"> de </text:span></text:span><text:span text:style-name="Fonte_20_parág._20_padrão"><text:span text:style-name="T15">Estágio</text:span></text:span></text:p>
      <text:p text:style-name="P14"/>
      <text:p text:style-name="P14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7"><text:span text:style-name="T19">12</text:span>/<text:span text:style-name="T19">11</text:span>/2014</text:p>
          </table:table-cell>
          <table:table-cell table:style-name="Tabela1.A1" office:value-type="string">
            <text:p text:style-name="P7">1.0</text:p>
          </table:table-cell>
          <table:table-cell table:style-name="Tabela1.A1" office:value-type="string">
            <text:p text:style-name="P8">Jefferson da Silva Barbosa</text:p>
          </table:table-cell>
          <table:table-cell table:style-name="Tabela1.D1" office:value-type="string">
            <text:p text:style-name="P21">Criação<text:span text:style-name="Fonte_20_parág._20_padrão"><text:span text:style-name="T10"> </text:span></text:span>do<text:span text:style-name="Fonte_20_parág._20_padrão"><text:span text:style-name="T10"> </text:span></text:span>documento</text:p>
          </table:table-cell>
        </table:table-row>
        <table:table-row table:style-name="Tabela1.1">
          <table:table-cell table:style-name="Tabela1.A3" office:value-type="date" office:date-value="2015-08-19">
            <text:p text:style-name="P9">19/08/15</text:p>
          </table:table-cell>
          <table:table-cell table:style-name="Tabela1.B3" office:value-type="string">
            <text:p text:style-name="P9">1.1</text:p>
          </table:table-cell>
          <table:table-cell table:style-name="Tabela1.C3" office:value-type="string">
            <text:p text:style-name="P9">Rayson Santos <text:span text:style-name="T23">de Lima</text:span></text:p>
          </table:table-cell>
          <table:table-cell table:style-name="Tabela1.D3" office:value-type="string">
            <text:p text:style-name="P22">Atualização do Template</text:p>
          </table:table-cell>
        </table:table-row>
        <table:table-row table:style-name="Tabela1.1">
          <table:table-cell table:style-name="Tabela1.A3" office:value-type="date" office:date-value="2015-09-25">
            <text:p text:style-name="P10">25/09/15</text:p>
          </table:table-cell>
          <table:table-cell table:style-name="Tabela1.B4" office:value-type="string">
            <text:p text:style-name="P10">1.2</text:p>
          </table:table-cell>
          <table:table-cell table:style-name="Tabela1.C4" office:value-type="string">
            <text:p text:style-name="P10">Rayson Santos de Lima</text:p>
          </table:table-cell>
          <table:table-cell table:style-name="Tabela1.D4" office:value-type="string">
            <text:p text:style-name="P23">Atualização do fluxo principal</text:p>
          </table:table-cell>
        </table:table-row>
      </table:table>
      <text:section text:style-name="Sect1" text:name="Seção1">
        <text:list xml:id="list2599479325567974469" text:style-name="WW8Num2">
          <text:list-item>
            <text:h text:style-name="P17" text:outline-level="1"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span text:style-name="T2">Emitir </text:span><text:span text:style-name="T3">DEclaração</text:span><text:span text:style-name="T2"> de </text:span><text:span text:style-name="T3">Estágio</text:span><text:bookmark-start text:name="_Ref439573339"/><text:bookmark-start text:name="_Ref418497390"/></text:h>
            <text:list>
              <text:list-item>
                <text:h text:style-name="P19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4"><text:span text:style-name="T5">Este</text:span><text:span text:style-name="Fonte_20_parág._20_padrão"><text:span text:style-name="T8"> </text:span></text:span><text:span text:style-name="T5">caso</text:span><text:span text:style-name="Fonte_20_parág._20_padrão"><text:span text:style-name="T8"> </text:span></text:span><text:span text:style-name="T5">de</text:span><text:span text:style-name="Fonte_20_parág._20_padrão"><text:span text:style-name="T8"> </text:span></text:span><text:span text:style-name="T5">uso</text:span><text:span text:style-name="Fonte_20_parág._20_padrão"><text:span text:style-name="T8"> descreve o processo </text:span></text:span><text:span text:style-name="Fonte_20_parág._20_padrão"><text:span text:style-name="T10">em que os atores </text:span></text:span><text:span text:style-name="Fonte_20_parág._20_padrão"><text:span text:style-name="T12">emitem tod</text:span></text:span><text:span text:style-name="Fonte_20_parág._20_padrão"><text:span text:style-name="T13">a</text:span></text:span><text:span text:style-name="Fonte_20_parág._20_padrão"><text:span text:style-name="T12">s </text:span></text:span><text:span text:style-name="Fonte_20_parág._20_padrão"><text:span text:style-name="T13">a</text:span></text:span><text:span text:style-name="Fonte_20_parág._20_padrão"><text:span text:style-name="T12">s </text:span></text:span><text:span text:style-name="Fonte_20_parág._20_padrão"><text:span text:style-name="T13">declarações de estágio</text:span></text:span><text:span text:style-name="Fonte_20_parág._20_padrão"><text:span text:style-name="T10">.</text:span></text:span></text:p>
        <text:list xml:id="list151456900154922" text:continue-numbering="true" text:style-name="WW8Num2">
          <text:list-item>
            <text:list>
              <text:list-item>
                <text:h text:style-name="P20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5">Atores</text:span><text:span text:style-name="Fonte_20_parág._20_padrão3"><text:span text:style-name="T4"> </text:span></text:span><text:span text:style-name="T5">Envolvidos</text:span></text:h>
              </text:list-item>
            </text:list>
          </text:list-item>
        </text:list>
        <text:p text:style-name="P3"><text:span text:style-name="T5">O</text:span><text:span text:style-name="Fonte_20_parág._20_padrão"><text:span text:style-name="T8"> </text:span></text:span><text:span text:style-name="T5">ator</text:span><text:span text:style-name="Fonte_20_parág._20_padrão"><text:span text:style-name="T8"> </text:span></text:span><text:span text:style-name="T5">envolvido</text:span><text:span text:style-name="Fonte_20_parág._20_padrão"><text:span text:style-name="T8">: </text:span></text:span><text:span text:style-name="Fonte_20_parág._20_padrão"><text:span text:style-name="T9">Coordenador</text:span></text:span><text:bookmark-start text:name="_Ref88992566"/></text:p>
        <text:list xml:id="list151456900158547" text:continue-numbering="true" text:style-name="WW8Num2">
          <text:list-item>
            <text:list>
              <text:list-item>
                <text:h text:style-name="P20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5">Fluxo</text:span><text:span text:style-name="Fonte_20_parág._20_padrão3"><text:span text:style-name="T4"> </text:span></text:span><text:span text:style-name="T5">Básico</text:span><text:bookmark-end text:name="_Ref88992566"/><text:bookmark-end text:name="_Ref162424072"/></text:h>
              </text:list-item>
            </text:list>
          </text:list-item>
        </text:list>
        <text:p text:style-name="P6"><text:span text:style-name="T20">1</text:span>. <text:span text:style-name="T21">Coordenador </text:span>seleciona <text:span text:style-name="T21">a turma</text:span></text:p>
        <text:p text:style-name="P6"><text:span text:style-name="T20">2</text:span>. Sistema lista todos os estagiários <text:span text:style-name="T21">da turma;</text:span></text:p>
        <text:p text:style-name="P6"><text:span text:style-name="T20">3</text:span>. <text:span text:style-name="T21">Coordenador </text:span>seleciona a opção <text:span text:style-name="T21">Emitir </text:span><text:span text:style-name="T6">Declaração de Estágio</text:span>;</text:p>
        <text:p text:style-name="P6"><text:span text:style-name="T20">4</text:span>. <text:span text:style-name="T21">Sistema gera a d</text:span><text:span text:style-name="T6">eclaração de </text:span><text:span text:style-name="T7">e</text:span><text:span text:style-name="T6">stágio </text:span><text:span text:style-name="T21">de todos os estagiários da turma;</text:span></text:p>
        <text:p text:style-name="P16"/>
        <text:list xml:id="list151456900170400" text:continue-numbering="true" text:style-name="WW8Num2">
          <text:list-item>
            <text:list>
              <text:list-item>
                <text:h text:style-name="P20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5">Fluxos</text:span><text:span text:style-name="Fonte_20_parág._20_padrão3"><text:span text:style-name="T4"> </text:span></text:span><text:span text:style-name="T5">Alternativos</text:span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Ref439573339"/><text:bookmark-end text:name="_Ref418497390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5">N<text:span text:style-name="T22">ão</text:span> se aplica.</text:p>
        <text:list xml:id="list151456900179854" text:continue-numbering="true" text:style-name="WW8Num2">
          <text:list-item>
            <text:h text:style-name="P18" text:outline-level="1"><text:bookmark-start text:name="__RefHeading__7697_1906137012"/><text:bookmark-start text:name="__RefHeading__200_1522395385"/><text:bookmark-start text:name="__RefHeading__83_1275273786"/><text:bookmark-start text:name="__RefHeading__488_490762481"/><text:bookmark-start text:name="__RefHeading__464_1105478727"/><text:bookmark-start text:name="__RefHeading__65_178789685"/><text:bookmark-start text:name="__RefHeading__7655_1906137012"/><text:bookmark-start text:name="__RefHeading__202_1522395385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08_1522395385"/>APÊNDICE<text:bookmark-end text:name="__RefHeading__7697_1906137012"/><text:bookmark-end text:name="__RefHeading__200_1522395385"/><text:bookmark-end text:name="__RefHeading__83_1275273786"/><text:bookmark-end text:name="__RefHeading__488_490762481"/><text:bookmark-end text:name="__RefHeading__464_1105478727"/><text:bookmark-end text:name="__RefHeading__65_178789685"/><text:bookmark-end text:name="__RefHeading__7655_1906137012"/><text:bookmark-end text:name="__RefHeading__202_1522395385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08_1522395385"/></text:h>
          </text:list-item>
        </text:list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ff" style:font-name="Arial" fo:font-family="Arial" style:font-family-generic="swiss" style:font-pitch="variable" fo:font-size="10pt" fo:font-style="italic" fo:font-weight="normal" style:font-size-asian="10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0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language-asian="pt" style:country-asian="BR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5cm" svg:height="1.649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04cm" svg:height="2.307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14:56.770000000</dc:date>
    <meta:print-date>2007-05-07T23:41:00</meta:print-date>
    <meta:editing-cycles>11</meta:editing-cycles>
    <meta:editing-duration>PT54M49S</meta:editing-duration>
    <meta:generator>LibreOffice/4.3.1.2$Windows_x86 LibreOffice_project/958349dc3b25111dbca392fbc281a05559ef6848</meta:generator>
    <meta:document-statistic meta:table-count="1" meta:image-count="2" meta:object-count="0" meta:page-count="1" meta:paragraph-count="33" meta:word-count="126" meta:character-count="770" meta:non-whitespace-character-count="6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